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Heading_20_1">
      <style:paragraph-properties fo:break-before="page"/>
    </style:style>
    <style:style style:name="P10" style:family="paragraph" style:parent-style-name="Bibliography_20_1">
      <style:paragraph-properties>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Sect1" style:family="section">
      <style:section-properties style:editable="false">
        <style:columns fo:column-count="0" fo:column-gap="0in"/>
      </style:section-properties>
    </style:style>
    <style:style style:name="Sect2" style:family="section">
      <style:section-properties fo:background-color="transparent" style:editable="false">
        <style:columns fo:column-count="0"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XQuery / XPath with full text extensions<text:tab/>2</text:p>
          <text:p text:style-name="P11">General<text:tab/>2</text:p>
          <text:p text:style-name="P11">Xpath / Path expressions<text:tab/>2</text:p>
          <text:p text:style-name="P11">FLWOR<text:tab/>2</text:p>
          <text:p text:style-name="P11">Full text extensions<text:tab/>2</text:p>
        </text:index-body>
      </text:table-of-content>
      <text:h text:style-name="Heading_20_1" text:outline-level="1"/>
      <text:h text:style-name="P9" text:outline-level="1">XQuery / XPath with full text extensions</text:h>
      <text:h text:style-name="Heading_20_2" text:outline-level="2">General</text:h>
      <text:p text:style-name="Text_20_body">XML is a markup language and a form of data representation capable of storing data from a vast number of diverse data sources. These data sources include relational databases and in particular data structures bearing a resemblance to trees. XQuery is primarily an XML document query language, developed as an recommendation by the <text:span text:style-name="T1">World Wide Web Consortium</text:span> (abbrev. W3C) <text:s/><text:bibliography-mark text:identifier="W3C00" text:bibliography-type="www" text:address="http://www.w3.org/TR/xquery/" text:author="W3C" text:number="1" text:title="XQuery 1.0 Specification" text:year="2007">[W3C00]</text:bibliography-mark> . This implies that XQuery is capable of querying any data structure which may be represented as an XML document.</text:p>
      <text:h text:style-name="Heading_20_2" text:outline-level="2">Xpath / path expressions</text:h>
      <text:p text:style-name="Text_20_body">XPath is, as well as a recommendation by the W3C <text:bibliography-mark text:identifier="W3C01" text:bibliography-type="www" text:address="http://www.w3.org/TR/xpath20/" text:author="W3C" text:title="XML Path Language (XPath) 2.0 Specification" text:year="2007">[W3C01]</text:bibliography-mark>, a subset of Xquery. However XPath predates XQuery and is also limited only to path expressions, which includes axis specifiers for addressing nodes in a document as well as node tests, predicates, and arithmetic operators.</text:p>
      <text:h text:style-name="Heading_20_2" text:outline-level="2">FLWOR</text:h>
      <text:p text:style-name="Text_20_body">FLWOR is an integral part of XQuery, and can be compared to the <text:span text:style-name="T1">select-from-where</text:span> in SQL by a loose analogy. The abbreviation FLWOR means:</text:p>
      <text:list text:style-name="L1">
        <text:list-item>
          <text:p text:style-name="P1">For – imperative for-loop for iterating over tuples</text:p>
        </text:list-item>
        <text:list-item>
          <text:p text:style-name="P1">Let – assignment of tuples to variables</text:p>
        </text:list-item>
        <text:list-item>
          <text:p text:style-name="P1">Where – conditional filtering of tuples</text:p>
        </text:list-item>
        <text:list-item>
          <text:p text:style-name="P1">Order by – ordering of the resulting tuples</text:p>
        </text:list-item>
        <text:list-item>
          <text:p text:style-name="P1">Return – not to be mistaken with return statements from imperative languages. Returning in this context is more similar to yielding known from functional programming. The return statement is executed once for every iteration</text:p>
        </text:list-item>
      </text:list>
      <text:h text:style-name="Heading_20_2" text:outline-level="2">Full text extensions</text:h>
      <text:p text:style-name="Text_20_body">The Xquery 1.0 <text:s/>and Xpath 2.0 specifications have been extended with full text capabilities (see <text:bibliography-mark text:identifier="W3C02" text:bibliography-type="www" text:address="http://www.w3.org/TR/xquery-full-text/" text:author="W3C" text:month="january" text:title="XQuery 1.0 and XPath 2.0 Full-Text 1.0" text:year="2007">[W3C02]</text:bibliography-mark>), which enables the use of stemming, thesaurus, and similar tools for full-text queries. Specifically, the full-text extensions extend Xquery 1.0 and Xpath 2.0 in the following ways:</text:p>
      <text:list text:style-name="L2">
        <text:list-item>
          <text:p text:style-name="P6">A new expression, FTContainsExpr</text:p>
        </text:list-item>
        <text:list-item>
          <text:p text:style-name="P6">The addition of score variables to FLWOR expressions</text:p>
        </text:list-item>
        <text:list-item>
          <text:p text:style-name="P6">Static context declarations for full-text match options to the query prologue</text:p>
        </text:list-item>
      </text:list>
      <text:p text:style-name="Text_20_body"/>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0">W3C00: W3C, XQuery 1.0 Specification, 2007, </text:p>
          <text:p text:style-name="P10">W3C01: W3C, XML Path Language (XPath) 2.0 Specification, 2007, </text:p>
          <text:p text:style-name="P10">W3C02: W3C, XQuery 1.0 and XPath 2.0 Full-Text 1.0, 2007, </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11T15:25:11</meta:creation-date>
    <dc:date>2007-09-11T17:29:23</dc:date>
    <dc:language>en-US</dc:language>
    <meta:editing-cycles>41</meta:editing-cycles>
    <meta:editing-duration>PT2H0M8S</meta:editing-duration>
    <meta:user-defined meta:name="Info 1"/>
    <meta:user-defined meta:name="Info 2"/>
    <meta:user-defined meta:name="Info 3"/>
    <meta:user-defined meta:name="Info 4"/>
    <meta:document-statistic meta:table-count="0" meta:image-count="0" meta:object-count="0" meta:page-count="3" meta:paragraph-count="27" meta:word-count="339" meta:character-count="2133"/>
  </office:meta>
</office:document-meta>
</file>